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2.52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rmse_pred</text:p>
          </table:table-cell>
          <table:table-cell office:value-type="string">
            <text:p>rmse_kt</text:p>
          </table:table-cell>
          <table:table-cell office:value-type="string">
            <text:p>corrects_karma</text:p>
          </table:table-cell>
          <table:table-cell office:value-type="string">
            <text:p>corrects_pred</text:p>
          </table:table-cell>
          <table:table-cell office:value-type="string">
            <text:p>PL0_avg</text:p>
          </table:table-cell>
          <table:table-cell office:value-type="string">
            <text:p>PL0_stdev</text:p>
          </table:table-cell>
          <table:table-cell office:value-type="string">
            <text:p>PT_avg</text:p>
          </table:table-cell>
          <table:table-cell office:value-type="string">
            <text:p>PT_stdev</text:p>
          </table:table-cell>
          <table:table-cell office:value-type="string">
            <text:p>PS_avg</text:p>
          </table:table-cell>
          <table:table-cell office:value-type="string">
            <text:p>PS_stdev</text:p>
          </table:table-cell>
          <table:table-cell office:value-type="string">
            <text:p>PG_avg</text:p>
          </table:table-cell>
          <table:table-cell office:value-type="string">
            <text:p>PG_std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844777918">
            <text:p>0,2844777918</text:p>
          </table:table-cell>
          <table:table-cell office:value-type="float" office:value="0.0703497089">
            <text:p>0,0703497089</text:p>
          </table:table-cell>
          <table:table-cell office:value-type="float" office:value="1">
            <text:p>1</text:p>
          </table:table-cell>
          <table:table-cell office:value-type="float" office:value="0.9996741473">
            <text:p>0,9996741473</text:p>
          </table:table-cell>
          <table:table-cell office:value-type="float" office:value="0.9996843434">
            <text:p>0,9996843434</text:p>
          </table:table-cell>
          <table:table-cell office:value-type="float" office:value="0.0000000498">
            <text:p>4,98E-008</text:p>
          </table:table-cell>
          <table:table-cell office:value-type="float" office:value="0.6665087637">
            <text:p>0,6665087637</text:p>
          </table:table-cell>
          <table:table-cell office:value-type="float" office:value="0.222116966">
            <text:p>0,222116966</text:p>
          </table:table-cell>
          <table:table-cell office:value-type="float" office:value="0.3418424551">
            <text:p>0,3418424551</text:p>
          </table:table-cell>
          <table:table-cell office:value-type="float" office:value="0.0000000154">
            <text:p>1,54E-008</text:p>
          </table:table-cell>
          <table:table-cell office:value-type="float" office:value="0.3106749692">
            <text:p>0,3106749692</text:p>
          </table:table-cell>
          <table:table-cell office:value-type="float" office:value="0.000000019">
            <text:p>0,000000019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0.2844777918">
            <text:p>0,2844777918</text:p>
          </table:table-cell>
          <table:table-cell office:value-type="float" office:value="0.0703766257">
            <text:p>0,0703766257</text:p>
          </table:table-cell>
          <table:table-cell office:value-type="float" office:value="0.6176346802">
            <text:p>0,6176346802</text:p>
          </table:table-cell>
          <table:table-cell office:value-type="float" office:value="0.9992282437">
            <text:p>0,9992282437</text:p>
          </table:table-cell>
          <table:table-cell office:value-type="float" office:value="0.9990530303">
            <text:p>0,9990530303</text:p>
          </table:table-cell>
          <table:table-cell office:value-type="float" office:value="0.0000004484">
            <text:p>4,484E-007</text:p>
          </table:table-cell>
          <table:table-cell office:value-type="float" office:value="0.6660088042">
            <text:p>0,6660088042</text:p>
          </table:table-cell>
          <table:table-cell office:value-type="float" office:value="0.2217838636">
            <text:p>0,2217838636</text:p>
          </table:table-cell>
          <table:table-cell office:value-type="float" office:value="0.3419423684">
            <text:p>0,3419423684</text:p>
          </table:table-cell>
          <table:table-cell office:value-type="float" office:value="0.0000000379">
            <text:p>3,79E-008</text:p>
          </table:table-cell>
          <table:table-cell office:value-type="float" office:value="0.3107246665">
            <text:p>0,3107246665</text:p>
          </table:table-cell>
          <table:table-cell office:value-type="float" office:value="0.0000000433">
            <text:p>4,33E-008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0.2844777918">
            <text:p>0,2844777918</text:p>
          </table:table-cell>
          <table:table-cell office:value-type="float" office:value="0.0704065458">
            <text:p>0,0704065458</text:p>
          </table:table-cell>
          <table:table-cell office:value-type="float" office:value="0.4033671315">
            <text:p>0,4033671315</text:p>
          </table:table-cell>
          <table:table-cell office:value-type="float" office:value="0.9983021361">
            <text:p>0,9983021361</text:p>
          </table:table-cell>
          <table:table-cell office:value-type="float" office:value="0.9981060606">
            <text:p>0,9981060606</text:p>
          </table:table-cell>
          <table:table-cell office:value-type="float" office:value="0.0000017935">
            <text:p>1,7935E-006</text:p>
          </table:table-cell>
          <table:table-cell office:value-type="float" office:value="0.6654554072">
            <text:p>0,6654554072</text:p>
          </table:table-cell>
          <table:table-cell office:value-type="float" office:value="0.2214154495">
            <text:p>0,2214154495</text:p>
          </table:table-cell>
          <table:table-cell office:value-type="float" office:value="0.3421406035">
            <text:p>0,3421406035</text:p>
          </table:table-cell>
          <table:table-cell office:value-type="float" office:value="0.0000001152">
            <text:p>1,152E-007</text:p>
          </table:table-cell>
          <table:table-cell office:value-type="float" office:value="0.3108376218">
            <text:p>0,3108376218</text:p>
          </table:table-cell>
          <table:table-cell office:value-type="float" office:value="0.0000001309">
            <text:p>1,309E-007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0.2844777918">
            <text:p>0,2844777918</text:p>
          </table:table-cell>
          <table:table-cell office:value-type="float" office:value="0.0706139445">
            <text:p>0,0706139445</text:p>
          </table:table-cell>
          <table:table-cell office:value-type="float" office:value="0.3101815736">
            <text:p>0,3101815736</text:p>
          </table:table-cell>
          <table:table-cell office:value-type="float" office:value="0.9949578997">
            <text:p>0,9949578997</text:p>
          </table:table-cell>
          <table:table-cell office:value-type="float" office:value="0.9914772727">
            <text:p>0,9914772727</text:p>
          </table:table-cell>
          <table:table-cell office:value-type="float" office:value="0.0000363184">
            <text:p>3,63184E-005</text:p>
          </table:table-cell>
          <table:table-cell office:value-type="float" office:value="0.6616109901">
            <text:p>0,6616109901</text:p>
          </table:table-cell>
          <table:table-cell office:value-type="float" office:value="0.2188645511">
            <text:p>0,2188645511</text:p>
          </table:table-cell>
          <table:table-cell office:value-type="float" office:value="0.342977478">
            <text:p>0,342977478</text:p>
          </table:table-cell>
          <table:table-cell office:value-type="float" office:value="0.0000009753">
            <text:p>9,753E-007</text:p>
          </table:table-cell>
          <table:table-cell office:value-type="float" office:value="0.3112267719">
            <text:p>0,3112267719</text:p>
          </table:table-cell>
          <table:table-cell office:value-type="float" office:value="0.0000002295">
            <text:p>2,295E-007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0.2844777918">
            <text:p>0,2844777918</text:p>
          </table:table-cell>
          <table:table-cell office:value-type="float" office:value="0.0711341986">
            <text:p>0,0711341986</text:p>
          </table:table-cell>
          <table:table-cell office:value-type="float" office:value="0.2426803136">
            <text:p>0,2426803136</text:p>
          </table:table-cell>
          <table:table-cell office:value-type="float" office:value="0.9885095828">
            <text:p>0,9885095828</text:p>
          </table:table-cell>
          <table:table-cell office:value-type="float" office:value="0.9813762626">
            <text:p>0,9813762626</text:p>
          </table:table-cell>
          <table:table-cell office:value-type="float" office:value="0.0001734218">
            <text:p>0,0001734218</text:p>
          </table:table-cell>
          <table:table-cell office:value-type="float" office:value="0.6524108939">
            <text:p>0,6524108939</text:p>
          </table:table-cell>
          <table:table-cell office:value-type="float" office:value="0.2128199872">
            <text:p>0,2128199872</text:p>
          </table:table-cell>
          <table:table-cell office:value-type="float" office:value="0.344051273">
            <text:p>0,344051273</text:p>
          </table:table-cell>
          <table:table-cell office:value-type="float" office:value="0.0000027947">
            <text:p>2,7947E-006</text:p>
          </table:table-cell>
          <table:table-cell office:value-type="float" office:value="0.3125227073">
            <text:p>0,3125227073</text:p>
          </table:table-cell>
          <table:table-cell office:value-type="float" office:value="0.0000018943">
            <text:p>1,8943E-006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844777918">
            <text:p>0,2844777918</text:p>
          </table:table-cell>
          <table:table-cell office:value-type="float" office:value="0.0718476035">
            <text:p>0,0718476035</text:p>
          </table:table-cell>
          <table:table-cell office:value-type="float" office:value="0.1971222114">
            <text:p>0,1971222114</text:p>
          </table:table-cell>
          <table:table-cell office:value-type="float" office:value="0.9753904964">
            <text:p>0,9753904964</text:p>
          </table:table-cell>
          <table:table-cell office:value-type="float" office:value="0.9673821549">
            <text:p>0,9673821549</text:p>
          </table:table-cell>
          <table:table-cell office:value-type="float" office:value="0.0005319619">
            <text:p>0,0005319619</text:p>
          </table:table-cell>
          <table:table-cell office:value-type="float" office:value="0.6409469418">
            <text:p>0,6409469418</text:p>
          </table:table-cell>
          <table:table-cell office:value-type="float" office:value="0.2054064911">
            <text:p>0,2054064911</text:p>
          </table:table-cell>
          <table:table-cell office:value-type="float" office:value="0.3458595237">
            <text:p>0,3458595237</text:p>
          </table:table-cell>
          <table:table-cell office:value-type="float" office:value="0.0000075367">
            <text:p>7,5367E-006</text:p>
          </table:table-cell>
          <table:table-cell office:value-type="float" office:value="0.3138934335">
            <text:p>0,3138934335</text:p>
          </table:table-cell>
          <table:table-cell office:value-type="float" office:value="0.000005583">
            <text:p>0,000005583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0.2844777918">
            <text:p>0,2844777918</text:p>
          </table:table-cell>
          <table:table-cell office:value-type="float" office:value="0.003277514">
            <text:p>0,003277514</text:p>
          </table:table-cell>
          <table:table-cell office:value-type="float" office:value="0.1655558868">
            <text:p>0,1655558868</text:p>
          </table:table-cell>
          <table:table-cell office:value-type="float" office:value="0.9456756468">
            <text:p>0,9456756468</text:p>
          </table:table-cell>
          <table:table-cell office:value-type="float" office:value="0.9236637205">
            <text:p>0,9236637205</text:p>
          </table:table-cell>
          <table:table-cell office:value-type="float" office:value="0.0020160651">
            <text:p>0,0020160651</text:p>
          </table:table-cell>
          <table:table-cell office:value-type="float" office:value="0.9433014606">
            <text:p>0,9433014606</text:p>
          </table:table-cell>
          <table:table-cell office:value-type="float" office:value="0.0012683559">
            <text:p>0,0012683559</text:p>
          </table:table-cell>
          <table:table-cell office:value-type="float" office:value="0.3519512706">
            <text:p>0,3519512706</text:p>
          </table:table-cell>
          <table:table-cell office:value-type="float" office:value="0.0000254656">
            <text:p>2,54656E-005</text:p>
          </table:table-cell>
          <table:table-cell office:value-type="float" office:value="0.3183687826">
            <text:p>0,3183687826</text:p>
          </table:table-cell>
          <table:table-cell office:value-type="float" office:value="0.000016012">
            <text:p>0,000016012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0.2844777918">
            <text:p>0,2844777918</text:p>
          </table:table-cell>
          <table:table-cell office:value-type="float" office:value="0.0116157781">
            <text:p>0,0116157781</text:p>
          </table:table-cell>
          <table:table-cell office:value-type="float" office:value="0.1424089929">
            <text:p>0,1424089929</text:p>
          </table:table-cell>
          <table:table-cell office:value-type="float" office:value="0.83297614">
            <text:p>0,83297614</text:p>
          </table:table-cell>
          <table:table-cell office:value-type="float" office:value="0.7460963805">
            <text:p>0,7460963805</text:p>
          </table:table-cell>
          <table:table-cell office:value-type="float" office:value="0.0014318933">
            <text:p>0,0014318933</text:p>
          </table:table-cell>
          <table:table-cell office:value-type="float" office:value="0.81031881">
            <text:p>0,81031881</text:p>
          </table:table-cell>
          <table:table-cell office:value-type="float" office:value="0.0015526762">
            <text:p>0,0015526762</text:p>
          </table:table-cell>
          <table:table-cell office:value-type="float" office:value="0.3738952291">
            <text:p>0,3738952291</text:p>
          </table:table-cell>
          <table:table-cell office:value-type="float" office:value="0.0000093372">
            <text:p>9,3372E-006</text:p>
          </table:table-cell>
          <table:table-cell office:value-type="float" office:value="0.336637309">
            <text:p>0,336637309</text:p>
          </table:table-cell>
          <table:table-cell office:value-type="float" office:value="0.0000209286">
            <text:p>2,09286E-005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0.2844777918">
            <text:p>0,2844777918</text:p>
          </table:table-cell>
          <table:table-cell office:value-type="float" office:value="0.0910277883">
            <text:p>0,0910277883</text:p>
          </table:table-cell>
          <table:table-cell office:value-type="float" office:value="0.1256057779">
            <text:p>0,1256057779</text:p>
          </table:table-cell>
          <table:table-cell office:value-type="float" office:value="0.4326597411">
            <text:p>0,4326597411</text:p>
          </table:table-cell>
          <table:table-cell office:value-type="float" office:value="0.225332191">
            <text:p>0,225332191</text:p>
          </table:table-cell>
          <table:table-cell office:value-type="float" office:value="0.0023450955">
            <text:p>0,0023450955</text:p>
          </table:table-cell>
          <table:table-cell office:value-type="float" office:value="0.2892681141">
            <text:p>0,2892681141</text:p>
          </table:table-cell>
          <table:table-cell office:value-type="float" office:value="0.0032066142">
            <text:p>0,0032066142</text:p>
          </table:table-cell>
          <table:table-cell office:value-type="float" office:value="0.4000086595">
            <text:p>0,4000086595</text:p>
          </table:table-cell>
          <table:table-cell office:value-type="float" office:value="0.0000209149">
            <text:p>2,09149E-005</text:p>
          </table:table-cell>
          <table:table-cell office:value-type="float" office:value="0.3666531027">
            <text:p>0,3666531027</text:p>
          </table:table-cell>
          <table:table-cell office:value-type="float" office:value="0.0000171153">
            <text:p>1,71153E-005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0.2844777918">
            <text:p>0,2844777918</text:p>
          </table:table-cell>
          <table:table-cell office:value-type="float" office:value="0.1911557096">
            <text:p>0,1911557096</text:p>
          </table:table-cell>
          <table:table-cell office:value-type="float" office:value="0.1119070767">
            <text:p>0,1119070767</text:p>
          </table:table-cell>
          <table:table-cell office:value-type="float" office:value="0.0773001688">
            <text:p>0,0773001688</text:p>
          </table:table-cell>
          <table:table-cell office:value-type="float" office:value="0.0194654882">
            <text:p>0,0194654882</text:p>
          </table:table-cell>
          <table:table-cell office:value-type="float" office:value="0.0000517514">
            <text:p>5,17514E-005</text:p>
          </table:table-cell>
          <table:table-cell office:value-type="float" office:value="0.0275045692">
            <text:p>0,0275045692</text:p>
          </table:table-cell>
          <table:table-cell office:value-type="float" office:value="0.0001101294">
            <text:p>0,0001101294</text:p>
          </table:table-cell>
          <table:table-cell office:value-type="float" office:value="0.3551563836">
            <text:p>0,3551563836</text:p>
          </table:table-cell>
          <table:table-cell office:value-type="float" office:value="0.00003112">
            <text:p>0,00003112</text:p>
          </table:table-cell>
          <table:table-cell office:value-type="float" office:value="0.3275155878">
            <text:p>0,3275155878</text:p>
          </table:table-cell>
          <table:table-cell office:value-type="float" office:value="0.000048771">
            <text:p>0,000048771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2844777918">
            <text:p>0,2844777918</text:p>
          </table:table-cell>
          <table:table-cell office:value-type="float" office:value="0.2043265948">
            <text:p>0,2043265948</text:p>
          </table:table-cell>
          <table:table-cell office:value-type="float" office:value="0.1007624845">
            <text:p>0,1007624845</text:p>
          </table:table-cell>
          <table:table-cell office:value-type="float" office:value="0.0147947453">
            <text:p>0,0147947453</text:p>
          </table:table-cell>
          <table:table-cell office:value-type="float" office:value="0.0041035354">
            <text:p>0,0041035354</text:p>
          </table:table-cell>
          <table:table-cell office:value-type="float" office:value="0.0000006477">
            <text:p>6,477E-007</text:p>
          </table:table-cell>
          <table:table-cell office:value-type="float" office:value="0.0056884366">
            <text:p>0,0056884366</text:p>
          </table:table-cell>
          <table:table-cell office:value-type="float" office:value="0.0000014199">
            <text:p>1,4199E-006</text:p>
          </table:table-cell>
          <table:table-cell office:value-type="float" office:value="0.3432533441">
            <text:p>0,3432533441</text:p>
          </table:table-cell>
          <table:table-cell office:value-type="float" office:value="0.0000004995">
            <text:p>4,995E-007</text:p>
          </table:table-cell>
          <table:table-cell office:value-type="float" office:value="0.312981137">
            <text:p>0,312981137</text:p>
          </table:table-cell>
          <table:table-cell office:value-type="float" office:value="0.0000008218">
            <text:p>8,218E-007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2844777918">
            <text:p>0,2844777918</text:p>
          </table:table-cell>
          <table:table-cell office:value-type="float" office:value="0.2059537036">
            <text:p>0,2059537036</text:p>
          </table:table-cell>
          <table:table-cell office:value-type="float" office:value="0.0926532888">
            <text:p>0,0926532888</text:p>
          </table:table-cell>
          <table:table-cell office:value-type="float" office:value="0.0065306812">
            <text:p>0,0065306812</text:p>
          </table:table-cell>
          <table:table-cell office:value-type="float" office:value="0.0012626263">
            <text:p>0,0012626263</text:p>
          </table:table-cell>
          <table:table-cell office:value-type="float" office:value="0.0000001993">
            <text:p>1,993E-007</text:p>
          </table:table-cell>
          <table:table-cell office:value-type="float" office:value="0.0017503784">
            <text:p>0,0017503784</text:p>
          </table:table-cell>
          <table:table-cell office:value-type="float" office:value="0.0000001312">
            <text:p>1,312E-007</text:p>
          </table:table-cell>
          <table:table-cell office:value-type="float" office:value="0.3424021601">
            <text:p>0,3424021601</text:p>
          </table:table-cell>
          <table:table-cell office:value-type="float" office:value="0.0000001663">
            <text:p>1,663E-007</text:p>
          </table:table-cell>
          <table:table-cell office:value-type="float" office:value="0.3118234572">
            <text:p>0,3118234572</text:p>
          </table:table-cell>
          <table:table-cell office:value-type="float" office:value="0.0000000656">
            <text:p>6,56E-008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2844777918">
            <text:p>0,2844777918</text:p>
          </table:table-cell>
          <table:table-cell office:value-type="float" office:value="0.2031887553">
            <text:p>0,2031887553</text:p>
          </table:table-cell>
          <table:table-cell office:value-type="float" office:value="0.0852977089">
            <text:p>0,0852977089</text:p>
          </table:table-cell>
          <table:table-cell office:value-type="float" office:value="0.0026577729">
            <text:p>0,002657772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3930374">
            <text:p>0,0003930374</text:p>
          </table:table-cell>
          <table:table-cell office:value-type="float" office:value="0.0000000395">
            <text:p>3,95E-008</text:p>
          </table:table-cell>
          <table:table-cell office:value-type="float" office:value="0.3417648686">
            <text:p>0,3417648686</text:p>
          </table:table-cell>
          <table:table-cell office:value-type="float" office:value="0.0000000152">
            <text:p>1,52E-008</text:p>
          </table:table-cell>
          <table:table-cell office:value-type="float" office:value="0.3111511049">
            <text:p>0,3111511049</text:p>
          </table:table-cell>
          <table:table-cell office:value-type="float" office:value="0.0000000247">
            <text:p>2,47E-008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2844777918">
            <text:p>0,2844777918</text:p>
          </table:table-cell>
          <table:table-cell office:value-type="float" office:value="0.203449918">
            <text:p>0,203449918</text:p>
          </table:table-cell>
          <table:table-cell office:value-type="float" office:value="0.079400217">
            <text:p>0,079400217</text:p>
          </table:table-cell>
          <table:table-cell office:value-type="float" office:value="0.0012698981">
            <text:p>0,001269898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859287">
            <text:p>8,59287E-005</text:p>
          </table:table-cell>
          <table:table-cell office:value-type="float" office:value="0.0000000011">
            <text:p>1,1E-009</text:p>
          </table:table-cell>
          <table:table-cell office:value-type="float" office:value="0.3416748963">
            <text:p>0,3416748963</text:p>
          </table:table-cell>
          <table:table-cell office:value-type="float" office:value="0.0000000001">
            <text:p>1E-010</text:p>
          </table:table-cell>
          <table:table-cell office:value-type="float" office:value="0.3107458977">
            <text:p>0,3107458977</text:p>
          </table:table-cell>
          <table:table-cell office:value-type="float" office:value="0.0000000003">
            <text:p>3E-010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2844777918">
            <text:p>0,2844777918</text:p>
          </table:table-cell>
          <table:table-cell office:value-type="float" office:value="0.2034794971">
            <text:p>0,2034794971</text:p>
          </table:table-cell>
          <table:table-cell office:value-type="float" office:value="0.0738287006">
            <text:p>0,0738287006</text:p>
          </table:table-cell>
          <table:table-cell office:value-type="float" office:value="0.0008237548">
            <text:p>0,000823754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529189">
            <text:p>5,29189E-005</text:p>
          </table:table-cell>
          <table:table-cell office:value-type="float" office:value="0.0000000005">
            <text:p>5E-01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6568767">
            <text:p>0,3106568767</text:p>
          </table:table-cell>
          <table:table-cell office:value-type="float" office:value="0.0000000015">
            <text:p>1,5E-009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2844777918">
            <text:p>0,2844777918</text:p>
          </table:table-cell>
          <table:table-cell office:value-type="float" office:value="0.1364908282">
            <text:p>0,1364908282</text:p>
          </table:table-cell>
          <table:table-cell office:value-type="float" office:value="0.0693190224">
            <text:p>0,0693190224</text:p>
          </table:table-cell>
          <table:table-cell office:value-type="float" office:value="0.000343144">
            <text:p>0,00034314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00191307">
            <text:p>1,91307E-005</text:p>
          </table:table-cell>
          <table:table-cell office:value-type="float" office:value="0.0000000002">
            <text:p>2E-01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6180181">
            <text:p>0,3106180181</text:p>
          </table:table-cell>
          <table:table-cell office:value-type="float" office:value="0.0000000014">
            <text:p>1,4E-009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2844777918">
            <text:p>0,2844777918</text:p>
          </table:table-cell>
          <table:table-cell office:value-type="float" office:value="0">
            <text:p>0</text:p>
          </table:table-cell>
          <table:table-cell office:value-type="float" office:value="0.0654263826">
            <text:p>0,0654263826</text:p>
          </table:table-cell>
          <table:table-cell office:value-type="float" office:value="0.0001542694">
            <text:p>0,0001542694</text:p>
          </table:table-cell>
          <table:table-cell table:number-columns-repeated="4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611705">
            <text:p>0,310611705</text:p>
          </table:table-cell>
          <table:table-cell office:value-type="float" office:value="0.0000000008">
            <text:p>8E-010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2844777918">
            <text:p>0,2844777918</text:p>
          </table:table-cell>
          <table:table-cell office:value-type="float" office:value="0">
            <text:p>0</text:p>
          </table:table-cell>
          <table:table-cell office:value-type="float" office:value="0.0618426885">
            <text:p>0,0618426885</text:p>
          </table:table-cell>
          <table:table-cell office:value-type="float" office:value="0.0000685187">
            <text:p>6,85187E-0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840851">
            <text:p>0,3105840851</text:p>
          </table:table-cell>
          <table:table-cell office:value-type="float" office:value="0.0000000001">
            <text:p>1E-010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2844777918">
            <text:p>0,2844777918</text:p>
          </table:table-cell>
          <table:table-cell office:value-type="float" office:value="0">
            <text:p>0</text:p>
          </table:table-cell>
          <table:table-cell office:value-type="float" office:value="0.0587568319">
            <text:p>0,0587568319</text:p>
          </table:table-cell>
          <table:table-cell office:value-type="float" office:value="0.0000342184">
            <text:p>3,42184E-0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775089">
            <text:p>0,3105775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2844777918">
            <text:p>0,2844777918</text:p>
          </table:table-cell>
          <table:table-cell office:value-type="float" office:value="0">
            <text:p>0</text:p>
          </table:table-cell>
          <table:table-cell office:value-type="float" office:value="0.0557049516">
            <text:p>0,0557049516</text:p>
          </table:table-cell>
          <table:table-cell office:value-type="float" office:value="0.0000171092">
            <text:p>1,71092E-005</text:p>
          </table:table-cell>
          <table:table-cell table:number-columns-repeated="4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775089">
            <text:p>0,3105775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2844777918">
            <text:p>0,2844777918</text:p>
          </table:table-cell>
          <table:table-cell office:value-type="float" office:value="0">
            <text:p>0</text:p>
          </table:table-cell>
          <table:table-cell office:value-type="float" office:value="0.0531849618">
            <text:p>0,0531849618</text:p>
          </table:table-cell>
          <table:table-cell table:number-columns-repeated="5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775089">
            <text:p>0,3105775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0.2844777918">
            <text:p>0,2844777918</text:p>
          </table:table-cell>
          <table:table-cell office:value-type="float" office:value="0">
            <text:p>0</text:p>
          </table:table-cell>
          <table:table-cell office:value-type="float" office:value="0.050922516">
            <text:p>0,050922516</text:p>
          </table:table-cell>
          <table:table-cell table:number-columns-repeated="5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775089">
            <text:p>0,3105775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2844777918">
            <text:p>0,2844777918</text:p>
          </table:table-cell>
          <table:table-cell office:value-type="float" office:value="0">
            <text:p>0</text:p>
          </table:table-cell>
          <table:table-cell office:value-type="float" office:value="0.0485565908">
            <text:p>0,0485565908</text:p>
          </table:table-cell>
          <table:table-cell table:number-columns-repeated="5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775089">
            <text:p>0,3105775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2844777918">
            <text:p>0,2844777918</text:p>
          </table:table-cell>
          <table:table-cell office:value-type="float" office:value="0">
            <text:p>0</text:p>
          </table:table-cell>
          <table:table-cell office:value-type="float" office:value="0.046516332">
            <text:p>0,046516332</text:p>
          </table:table-cell>
          <table:table-cell table:number-columns-repeated="5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775089">
            <text:p>0,3105775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2844777918">
            <text:p>0,2844777918</text:p>
          </table:table-cell>
          <table:table-cell office:value-type="float" office:value="0">
            <text:p>0</text:p>
          </table:table-cell>
          <table:table-cell office:value-type="float" office:value="0.0447504641">
            <text:p>0,0447504641</text:p>
          </table:table-cell>
          <table:table-cell table:number-columns-repeated="5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775089">
            <text:p>0,31057750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844777918">
            <text:p>0,2844777918</text:p>
          </table:table-cell>
          <table:table-cell office:value-type="float" office:value="0">
            <text:p>0</text:p>
          </table:table-cell>
          <table:table-cell office:value-type="float" office:value="0.0429674294">
            <text:p>0,0429674294</text:p>
          </table:table-cell>
          <table:table-cell table:number-columns-repeated="5" office:value-type="float" office:value="0">
            <text:p>0</text:p>
          </table:table-cell>
          <table:table-cell office:value-type="float" office:value="0.3416687127">
            <text:p>0,3416687127</text:p>
          </table:table-cell>
          <table:table-cell office:value-type="float" office:value="0">
            <text:p>0</text:p>
          </table:table-cell>
          <table:table-cell office:value-type="float" office:value="0.3105775089">
            <text:p>0,3105775089</text:p>
          </table:table-cell>
          <table:table-cell office:value-type="float" office:value="0">
            <text:p>0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>
            <draw:frame table:end-cell-address="Sheet1.O67" table:end-x="2.142cm" table:end-y="0.186cm" draw:z-index="0" draw:style-name="gr1" draw:text-style-name="P1" svg:width="34.286cm" svg:height="15.202cm" svg:x="0.883cm" svg:y="0.339cm">
              <draw:object draw:notify-on-update-of-ranges="Sheet1.A1:Sheet1.A1 Sheet1.A2:Sheet1.A27 Sheet1.B1:Sheet1.B1 Sheet1.B2:Sheet1.B27 Sheet1.C1:Sheet1.C1 Sheet1.C2:Sheet1.C27 Sheet1.D1:Sheet1.D1 Sheet1.D2:Sheet1.D27 Sheet1.E1:Sheet1.E1 Sheet1.E2:Sheet1.E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9/07/2018</text:date>, <text:time>11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9T11:59:47.27</dc:date>
    <meta:document-statistic meta:table-count="1" meta:cell-count="351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287cm" svg:height="15.203cm" xlink:href=".." xlink:type="simple" chart:class="chart:line" chart:style-name="ch1">
        <chart:legend chart:legend-position="end" svg:x="30.562cm" svg:y="6.503cm" style:legend-expansion="high" chart:style-name="ch2"/>
        <chart:plot-area chart:style-name="ch3" table:cell-range-address="Sheet1.A1:Sheet1.E27" chart:data-source-has-labels="both" svg:x="1.135cm" svg:y="1.351cm" svg:width="28.057cm" svg:height="13.128cm">
          <chartooo:coordinate-region svg:x="1.862cm" svg:y="1.564cm" svg:width="27.237cm" svg:height="12.242cm"/>
          <chart:axis chart:dimension="x" chart:name="primary-x" chart:style-name="ch4" chartooo:axis-type="auto">
            <chartooo:date-scale/>
            <chart:categories table:cell-range-address="Sheet1.A2:Sheet1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7" chart:label-cell-address="Sheet1.B1:Sheet1.B1" chart:class="chart:line">
            <chart:data-point chart:repeated="26"/>
          </chart:series>
          <chart:series chart:style-name="ch7" chart:values-cell-range-address="Sheet1.C2:Sheet1.C27" chart:label-cell-address="Sheet1.C1:Sheet1.C1" chart:class="chart:line">
            <chart:data-point chart:repeated="26"/>
          </chart:series>
          <chart:series chart:style-name="ch8" chart:values-cell-range-address="Sheet1.D2:Sheet1.D27" chart:label-cell-address="Sheet1.D1:Sheet1.D1" chart:class="chart:line">
            <chart:data-point chart:repeated="26"/>
          </chart:series>
          <chart:series chart:style-name="ch9" chart:values-cell-range-address="Sheet1.E2:Sheet1.E27" chart:label-cell-address="Sheet1.E1:Sheet1.E1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_pred</text:p>
                <draw:g>
                  <svg:desc>Sheet1.B1:Sheet1.B1</svg:desc>
                </draw:g>
              </table:table-cell>
              <table:table-cell office:value-type="string">
                <text:p>rmse_kt</text:p>
                <draw:g>
                  <svg:desc>Sheet1.C1:Sheet1.C1</svg:desc>
                </draw:g>
              </table:table-cell>
              <table:table-cell office:value-type="string">
                <text:p>corrects_karma</text:p>
                <draw:g>
                  <svg:desc>Sheet1.D1:Sheet1.D1</svg:desc>
                </draw:g>
              </table:table-cell>
              <table:table-cell office:value-type="string">
                <text:p>corrects_pr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7</svg:desc>
                </draw:g>
              </table:table-cell>
              <table:table-cell office:value-type="float" office:value="0.2844777918">
                <text:p>0.2844777918</text:p>
                <draw:g>
                  <svg:desc>Sheet1.B2:Sheet1.B27</svg:desc>
                </draw:g>
              </table:table-cell>
              <table:table-cell office:value-type="float" office:value="0.0703497089">
                <text:p>0.0703497089</text:p>
                <draw:g>
                  <svg:desc>Sheet1.C2:Sheet1.C27</svg:desc>
                </draw:g>
              </table:table-cell>
              <table:table-cell office:value-type="float" office:value="1">
                <text:p>1</text:p>
                <draw:g>
                  <svg:desc>Sheet1.D2:Sheet1.D27</svg:desc>
                </draw:g>
              </table:table-cell>
              <table:table-cell office:value-type="float" office:value="0.9996741473">
                <text:p>0.9996741473</text:p>
                <draw:g>
                  <svg:desc>Sheet1.E2:Sheet1.E27</svg:desc>
                </draw:g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0703766257">
                <text:p>0.0703766257</text:p>
              </table:table-cell>
              <table:table-cell office:value-type="float" office:value="0.6176346802">
                <text:p>0.6176346802</text:p>
              </table:table-cell>
              <table:table-cell office:value-type="float" office:value="0.9992282437">
                <text:p>0.9992282437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0704065458">
                <text:p>0.0704065458</text:p>
              </table:table-cell>
              <table:table-cell office:value-type="float" office:value="0.4033671315">
                <text:p>0.4033671315</text:p>
              </table:table-cell>
              <table:table-cell office:value-type="float" office:value="0.9983021361">
                <text:p>0.9983021361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0706139445">
                <text:p>0.0706139445</text:p>
              </table:table-cell>
              <table:table-cell office:value-type="float" office:value="0.3101815736">
                <text:p>0.3101815736</text:p>
              </table:table-cell>
              <table:table-cell office:value-type="float" office:value="0.9949578997">
                <text:p>0.9949578997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0711341986">
                <text:p>0.0711341986</text:p>
              </table:table-cell>
              <table:table-cell office:value-type="float" office:value="0.2426803136">
                <text:p>0.2426803136</text:p>
              </table:table-cell>
              <table:table-cell office:value-type="float" office:value="0.9885095828">
                <text:p>0.988509582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0718476035">
                <text:p>0.0718476035</text:p>
              </table:table-cell>
              <table:table-cell office:value-type="float" office:value="0.1971222114">
                <text:p>0.1971222114</text:p>
              </table:table-cell>
              <table:table-cell office:value-type="float" office:value="0.9753904964">
                <text:p>0.9753904964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003277514">
                <text:p>0.003277514</text:p>
              </table:table-cell>
              <table:table-cell office:value-type="float" office:value="0.1655558868">
                <text:p>0.1655558868</text:p>
              </table:table-cell>
              <table:table-cell office:value-type="float" office:value="0.9456756468">
                <text:p>0.9456756468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0116157781">
                <text:p>0.0116157781</text:p>
              </table:table-cell>
              <table:table-cell office:value-type="float" office:value="0.1424089929">
                <text:p>0.1424089929</text:p>
              </table:table-cell>
              <table:table-cell office:value-type="float" office:value="0.83297614">
                <text:p>0.83297614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0910277883">
                <text:p>0.0910277883</text:p>
              </table:table-cell>
              <table:table-cell office:value-type="float" office:value="0.1256057779">
                <text:p>0.1256057779</text:p>
              </table:table-cell>
              <table:table-cell office:value-type="float" office:value="0.4326597411">
                <text:p>0.4326597411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1911557096">
                <text:p>0.1911557096</text:p>
              </table:table-cell>
              <table:table-cell office:value-type="float" office:value="0.1119070767">
                <text:p>0.1119070767</text:p>
              </table:table-cell>
              <table:table-cell office:value-type="float" office:value="0.0773001688">
                <text:p>0.077300168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2043265948">
                <text:p>0.2043265948</text:p>
              </table:table-cell>
              <table:table-cell office:value-type="float" office:value="0.1007624845">
                <text:p>0.1007624845</text:p>
              </table:table-cell>
              <table:table-cell office:value-type="float" office:value="0.0147947453">
                <text:p>0.0147947453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2059537036">
                <text:p>0.2059537036</text:p>
              </table:table-cell>
              <table:table-cell office:value-type="float" office:value="0.0926532888">
                <text:p>0.0926532888</text:p>
              </table:table-cell>
              <table:table-cell office:value-type="float" office:value="0.0065306812">
                <text:p>0.0065306812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2031887553">
                <text:p>0.2031887553</text:p>
              </table:table-cell>
              <table:table-cell office:value-type="float" office:value="0.0852977089">
                <text:p>0.0852977089</text:p>
              </table:table-cell>
              <table:table-cell office:value-type="float" office:value="0.0026577729">
                <text:p>0.0026577729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203449918">
                <text:p>0.203449918</text:p>
              </table:table-cell>
              <table:table-cell office:value-type="float" office:value="0.079400217">
                <text:p>0.079400217</text:p>
              </table:table-cell>
              <table:table-cell office:value-type="float" office:value="0.0012698981">
                <text:p>0.0012698981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2034794971">
                <text:p>0.2034794971</text:p>
              </table:table-cell>
              <table:table-cell office:value-type="float" office:value="0.0738287006">
                <text:p>0.0738287006</text:p>
              </table:table-cell>
              <table:table-cell office:value-type="float" office:value="0.0008237548">
                <text:p>0.000823754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.1364908282">
                <text:p>0.1364908282</text:p>
              </table:table-cell>
              <table:table-cell office:value-type="float" office:value="0.0693190224">
                <text:p>0.0693190224</text:p>
              </table:table-cell>
              <table:table-cell office:value-type="float" office:value="0.000343144">
                <text:p>0.000343144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">
                <text:p>0</text:p>
              </table:table-cell>
              <table:table-cell office:value-type="float" office:value="0.0654263826">
                <text:p>0.0654263826</text:p>
              </table:table-cell>
              <table:table-cell office:value-type="float" office:value="0.0001542694">
                <text:p>0.0001542694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">
                <text:p>0</text:p>
              </table:table-cell>
              <table:table-cell office:value-type="float" office:value="0.0618426885">
                <text:p>0.0618426885</text:p>
              </table:table-cell>
              <table:table-cell office:value-type="float" office:value="0.0000685187">
                <text:p>0.0000685187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">
                <text:p>0</text:p>
              </table:table-cell>
              <table:table-cell office:value-type="float" office:value="0.0587568319">
                <text:p>0.0587568319</text:p>
              </table:table-cell>
              <table:table-cell office:value-type="float" office:value="0.0000342184">
                <text:p>0.0000342184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">
                <text:p>0</text:p>
              </table:table-cell>
              <table:table-cell office:value-type="float" office:value="0.0557049516">
                <text:p>0.0557049516</text:p>
              </table:table-cell>
              <table:table-cell office:value-type="float" office:value="0.0000171092">
                <text:p>0.000017109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">
                <text:p>0</text:p>
              </table:table-cell>
              <table:table-cell office:value-type="float" office:value="0.0531849618">
                <text:p>0.0531849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">
                <text:p>0</text:p>
              </table:table-cell>
              <table:table-cell office:value-type="float" office:value="0.050922516">
                <text:p>0.05092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">
                <text:p>0</text:p>
              </table:table-cell>
              <table:table-cell office:value-type="float" office:value="0.0485565908">
                <text:p>0.0485565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">
                <text:p>0</text:p>
              </table:table-cell>
              <table:table-cell office:value-type="float" office:value="0.046516332">
                <text:p>0.046516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0.2844777918">
                <text:p>0.2844777918</text:p>
              </table:table-cell>
              <table:table-cell office:value-type="float" office:value="0">
                <text:p>0</text:p>
              </table:table-cell>
              <table:table-cell office:value-type="float" office:value="0.0447504641">
                <text:p>0.0447504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844777918">
                <text:p>0.2844777918</text:p>
              </table:table-cell>
              <table:table-cell office:value-type="float" office:value="0">
                <text:p>0</text:p>
              </table:table-cell>
              <table:table-cell office:value-type="float" office:value="0.0429674294">
                <text:p>0.04296742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